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entiendo bien tu intención: en esta primera sección del laboratorio vamos a hablar <text:span text:style-name="Strong_20_Emphasis">exclusivamente del ADN biológico</text:span>, no todavía del lógico, y necesitamos darle un desarrollo amplio (unas 700 palabras), técnico pero con un tono evocador y reflexivo, que enlace con la visión existencial del libro.</text:p>
      <text:p text:style-name="Text_20_body">Yo lo plantearía como un texto que avanza en capas: primero <text:span text:style-name="Strong_20_Emphasis">definición básica y función</text:span>, luego <text:span text:style-name="Strong_20_Emphasis">su papel como origen de todo lo viviente</text:span>, después <text:span text:style-name="Strong_20_Emphasis">su carácter esencial como fundamento</text:span>, y finalmente la idea de que, aunque es una base rígida, deja un espacio de libertad para la adaptación y la singularidad de cada ser.</text:p>
      <text:p text:style-name="Text_20_body">Aquí te propongo un desarrollo de esa subsección, siguiendo tu esquema pero ampliado con matices y metáforas, manteniendo rigor y a la vez un tono atractivo:</text:p>
      <text:p text:style-name="Horizontal_20_Line"/>
      <text:h text:style-name="Heading_20_3" text:outline-level="3">1.1 ¿Qué es el ADN?</text:h>
      <text:p text:style-name="Text_20_body">El <text:span text:style-name="Strong_20_Emphasis">ADN</text:span> es, en apariencia, solo una molécula. Una cadena microscópica formada por cuatro componentes químicos que se combinan en secuencias casi infinitas. Sin embargo, detrás de esa simplicidad aparente se oculta uno de los mayores misterios de la existencia: la memoria que sostiene la vida. El ADN está presente en todos los seres vivientes conocidos, desde los organismos más sencillos hasta las criaturas más complejas. En su esencia no hay distinción: todos compartimos el mismo lenguaje, escrito con las mismas cuatro letras, como si la vida hubiera elegido una sola voz para expresarse en todas sus formas.</text:p>
      <text:p text:style-name="Text_20_body">La función del ADN es, ante todo, la de <text:span text:style-name="Strong_20_Emphasis">definir a los individuos</text:span>. Cada ser nace con un plano de construcción inscrito en esa molécula. Allí están codificadas las instrucciones que determinan cómo se formará su cuerpo, qué características tendrá, y cómo se llevarán a cabo los procesos vitales que lo mantendrán con vida. Podemos imaginar al ADN como el arquitecto silencioso que, sin intervenir directamente en la obra, entrega los planos precisos para que la construcción se realice.</text:p>
      <text:p text:style-name="Text_20_body">Pero el ADN no se limita a ser un manual de instrucciones. Es, en un sentido profundo, <text:span text:style-name="Strong_20_Emphasis">el origen de todo</text:span>. La vida empieza con el ADN, porque sin él no habría continuidad posible. Los primeros organismos, surgidos hace miles de millones de años, portaban en su interior estas cadenas de información que, con el tiempo, dieron lugar a la infinita diversidad de especies que habitan la Tierra. Todo lo que llamamos vida —individuos, poblaciones, ecosistemas enteros— se despliega a partir de lo que el ADN ha ido acumulando y transmitiendo.</text:p>
      <text:p text:style-name="Text_20_body">En esa transmisión se esconde el verdadero poder del ADN: su <text:span text:style-name="Strong_20_Emphasis">capacidad de permanencia</text:span>. Mientras los individuos nacen, crecen y mueren, el ADN permanece. No como una copia idéntica, sino como una herencia que se conserva a través de generaciones, manteniendo lo esencial y, al mismo tiempo, permitiendo variaciones que hacen posible la adaptación. Allí reside su paradoja: una memoria inmutable en su estructura, pero capaz de originar diversidad sin límites.</text:p>
      <text:p text:style-name="Text_20_body">Podemos decir que el ADN es la <text:span text:style-name="Strong_20_Emphasis">esencia de todo lo viviente</text:span>. No lo define todo con rigidez, pero sí establece las bases. Un individuo será, en líneas generales, lo que su ADN dice que debe ser. Sin embargo, esa definición no es absoluta. El desarrollo de cada organismo depende también del entorno <text:soft-page-break/>en que se encuentra. Las condiciones del ambiente —la nutrición, el clima, los desafíos externos— influyen en la manera en que las instrucciones del ADN se expresan. Así, el ADN establece los cimientos, pero la vida construye a partir de ellos con un margen de libertad. Es como si cada ser llevara consigo una partitura escrita, pero la interpretación dependiera también del músico y del escenario.</text:p>
      <text:p text:style-name="Text_20_body">El ADN es, entonces, un puente entre lo fijo y lo cambiante. Contiene la esencia, pero permite la adaptación. Describe las estructuras fundamentales, pero deja espacio a lo inesperado. Gracias a esa combinación de solidez y flexibilidad, la vida no solo se mantiene, sino que se multiplica, se diversifica y explora.</text:p>
      <text:p text:style-name="Text_20_body">De este modo, el ADN se presenta como un límite claro frente a la <text:span text:style-name="Strong_20_Emphasis">materia inerte</text:span>. Una roca o un cristal pueden formarse y transformarse según las leyes de la física y la química, pero no recuerdan nada. No hay memoria en ellos, no hay acumulación de experiencia. El ADN, en cambio, recuerda. Guarda en sí mismo la huella de millones de años de existencia. Allí se almacena el conocimiento de cómo formar una célula, un tejido, un organismo entero. Allí se encuentra, inscrita, la continuidad del espíritu que nos da vida.</text:p>
      <text:p text:style-name="Text_20_body">Por eso puede decirse que el ADN es más que una molécula: es la estructura mínima en la que la materia comienza a mostrar inteligencia. No se trata de una inteligencia consciente como la nuestra, sino de una capacidad estructural para conservar información, aprender de la experiencia, y proyectar esa información hacia el futuro. La materia se combina naturalmente, como en cualquier reacción química, pero en el ADN esa combinación adquiere una cualidad nueva: la posibilidad de recordar y transmitir. A partir de ese punto, la materia deja de ser inerte y se convierte en otra cosa: en vida.</text:p>
      <text:p text:style-name="Text_20_body">Y lo más sorprendente: <text:span text:style-name="Strong_20_Emphasis">el ADN no muere</text:span>. Nosotros, como individuos, desaparecemos. Pero las cadenas de ADN que nos dieron origen son mucho más antiguas que nosotros, y sobrevivirán mucho después. En cada una de nuestras células late una historia ininterrumpida de casi cuatro mil millones de años. Somos portadores de una memoria que nos trasciende, de un espíritu que no empezó con nosotros y que no terminará con nuestra muerte.</text:p>
      <text:p text:style-name="Text_20_body">Así, cuando contemplamos el ADN, no estamos frente a una molécula cualquiera. Estamos ante el archivo viviente de la existencia, la raíz de todos los procesos vitales, el libro secreto donde la vida escribe su continuidad. Y en ese libro, que nunca se cierra, cada uno de nosotros ocupa una página breve, pero necesaria.</text:p>
      <text:p text:style-name="Horizontal_20_Line"/>
      <text:p text:style-name="Text_20_body">Este texto está en torno a 680–700 palabras, con un equilibrio entre <text:span text:style-name="Strong_20_Emphasis">descripción científica, metáforas evocadoras y reflexiones existenciales</text:span>.</text:p>
      <text:p text:style-name="Text_20_body">¿Quieres que ahora preparemos la siguiente subsección (2- explicar a qué llamamos memoria) con un desarrollo similar en extensión y tono, o prefieres antes revisar juntos este primer bloque para afinar estilo y direcció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7T17:56:10.725000000</meta:creation-date>
    <dc:date>2025-08-17T18:01:48.232000000</dc:date>
    <meta:editing-duration>PT5M37S</meta:editing-duration>
    <meta:editing-cycles>1</meta:editing-cycles>
    <meta:document-statistic meta:table-count="0" meta:image-count="0" meta:object-count="0" meta:page-count="2" meta:paragraph-count="16" meta:word-count="1012" meta:character-count="6129" meta:non-whitespace-character-count="5134"/>
    <meta:generator>LibreOffice/7.3.5.2$Windows_X86_64 LibreOffice_project/184fe81b8c8c30d8b5082578aee2fed2ea847c01</meta:generator>
  </office:meta>
</office:document-meta>
</file>